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style:font-name="DejaVu Sans" fo:font-size="12pt" officeooo:rsid="001c6b60" officeooo:paragraph-rsid="001c6b6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officeooo:rsid="001c6b60" officeooo:paragraph-rsid="001c6b60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c6b60" officeooo:paragraph-rsid="001c6b6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0pt" fo:font-weight="bold" officeooo:rsid="001c6b60" officeooo:paragraph-rsid="001c6b60" style:font-size-asian="17.5pt" style:font-weight-asian="bold" style:font-size-complex="20pt" style:font-weight-complex="bold"/>
    </style:style>
    <style:style style:name="P5" style:family="paragraph" style:parent-style-name="Text_20_body">
      <style:text-properties style:font-name="DejaVu Sans"/>
    </style:style>
    <style:style style:name="T1" style:family="text">
      <style:text-properties style:font-name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damentos de Algoritimos</text:p>
      <text:p text:style-name="P2"/>
      <text:h text:style-name="P1" text:outline-level="1">Fundamentos de algoritmos</text:h>
      <text:p text:style-name="P5">Tipologias e variáveis</text:p>
      <text:p text:style-name="Text_20_body"><text:span text:style-name="Strong_20_Emphasis"><text:span text:style-name="T1">Tipos:</text:span></text:span></text:p>
      <text:p text:style-name="P5">Numéricos inteiros e reais;</text:p>
      <text:p text:style-name="P5">Caracteres: tudo que não é número e letra;</text:p>
      <text:p text:style-name="P5">Boolean (lógico): verdadeiro ou falso;</text:p>
      <text:p text:style-name="P5">O que é uma variável?</text:p>
      <text:p text:style-name="P5">Tipo de estrutura mutável, possui variações, inconstante.</text:p>
      <text:p text:style-name="P5">Regras no nome da variável:</text:p>
      <text:p text:style-name="P5">Atribuição de um ou mais caracteres;</text:p>
      <text:p text:style-name="P5">Primeira letra - não número;</text:p>
      <text:p text:style-name="P5">Sem espaços em branco;</text:p>
      <text:p text:style-name="P5">Não pode usar palavras reservadas da linguagem;</text:p>
      <text:p text:style-name="P5">Caracteres e números;</text:p>
      <text:p text:style-name="P5">Constante: não muda, não pode ser alterado.</text:p>
      <text:p text:style-name="P5">Vetores e matrizes</text:p>
      <text:p text:style-name="Text_20_body"><text:span text:style-name="Strong_20_Emphasis"><text:span text:style-name="T1">Vetores</text:span></text:span><text:span text:style-name="T1">: é caracterizado por uma variável dimensionada com tamanho pre fixado</text:span></text:p>
      <text:p text:style-name="Text_20_body"><text:span text:style-name="Strong_20_Emphasis"><text:span text:style-name="T1">Matriz</text:span></text:span><text:span text:style-name="T1">: e uma tabela organizada em linhas e colunas no formato m x n onde m representa o número de linhas (horizontal) e o n o numero de colunas (vertical)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21:55:16.020877793</meta:creation-date>
    <dc:date>2023-03-06T21:58:15.509080428</dc:date>
    <meta:editing-duration>PT3M</meta:editing-duration>
    <meta:editing-cycles>1</meta:editing-cycles>
    <meta:document-statistic meta:table-count="0" meta:image-count="0" meta:object-count="0" meta:page-count="1" meta:paragraph-count="19" meta:word-count="120" meta:character-count="739" meta:non-whitespace-character-count="638"/>
    <meta:generator>LibreOffice/7.3.7.2$Linux_X86_64 LibreOffice_project/30$Build-2</meta:generator>
  </office:meta>
</office:document-meta>
</file>